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69500" calcext:value-type="float">
            <text:p>695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6600" calcext:value-type="float">
            <text:p>166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47300" calcext:value-type="float">
            <text:p>473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0400" calcext:value-type="float">
            <text:p>204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93400" calcext:value-type="float">
            <text:p>1934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/>
          <table:table-cell table:style-name="ce15" table:formula="of:=SUM([.B31:.F31])" office:value-type="float" office:value="30300" calcext:value-type="float">
            <text:p>303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54:.F54])" office:value-type="float" office:value="805.847953216374" calcext:value-type="float">
            <text:p>805.847953216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252.90677674579" calcext:value-type="float">
            <text:p>12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216.37426900585" calcext:value-type="float">
            <text:p>1216.374269005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1252.90677674579" calcext:value-type="float">
            <text:p>1252.906776745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1663.43309253526" calcext:value-type="float">
            <text:p>1663.433092535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252.32198142415" calcext:value-type="float">
            <text:p>1252.3219814242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9" office:value-type="float" office:value="410.526315789474" calcext:value-type="float">
            <text:p>410.5263157895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0" calcext:value-type="float">
            <text:p>0</text:p>
          </table:table-cell>
          <table:table-cell/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1663.43309253526" calcext:value-type="float">
            <text:p>1663.433092535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447.058823529412" calcext:value-type="float">
            <text:p>447.058823529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29515.479876161" calcext:value-type="float">
            <text:p>29515.47987616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6:53:23.516549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3T16:53:36.757316099</dc:date>
    <meta:editing-duration>P10DT6H9M7S</meta:editing-duration>
    <meta:editing-cycles>3223</meta:editing-cycles>
    <meta:generator>LibreOffice/4.2.8.2$Linux_X86_64 LibreOffice_project/420m0$Build-2</meta:generator>
    <meta:document-statistic meta:table-count="19" meta:cell-count="8889" meta:object-count="0"/>
  </office:meta>
</office:document-meta>
</file>